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1.1646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2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carriage_ribbon_con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carriage_ribbon_con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DIN41651_2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20 pin ribbon connector with reversed cables for carriage breakout board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. miloh alexander for Type A Machin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9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0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1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2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aux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3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fa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4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therm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5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6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7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M1re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8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M2blue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9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M3black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20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M4gree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2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7-10T20:42:29</dc:date>
    <dc:language>de-DE</dc:language>
    <meta:editing-cycles>14</meta:editing-cycles>
    <meta:editing-duration>PT30M38S</meta:editing-duration>
    <dc:creator>miloh </dc:creator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